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Name">GERARDO BARUD</text:p>
      <text:p text:style-name="Subtitle">SysAdmin / SRE – Especialista en Kubernetes</text:p>
      <text:p text:style-name="Contact">📍 San Juan, Argentina  |  📧 gabarud@gmail.com</text:p>
      <text:p text:style-name="Contact">🔗 GitHub: github.com/gerabarud  |  LinkedIn: linkedin.com/in/gbarud</text:p>
      <text:p/>
      <text:p text:style-name="Section">PERFIL PROFESIONAL</text:p>
      <text:p text:style-name="Normal">Profesional con más de 12 años de experiencia en administración de sistemas Linux, infraestructura, virtualización, automatización y observabilidad. Especialista en Kubernetes, con experiencia en clústeres on-premise y cloud (EKS) y en la operación de servicios críticos del SIU. Me desempeño como SRE, enfocándose en confiabilidad, seguridad, automatización, estandarización, disaster recovery y buenas prácticas DevOps.</text:p>
      <text:p/>
      <text:p text:style-name="Section">EXPERIENCIA PROFESIONAL</text:p>
      <text:p text:style-name="JobTitle">Sistema de Información Universitaria (SIU)</text:p>
      <text:p text:style-name="Company">SysAdmin / SRE – Especialista en Kubernetes</text:p>
      <text:p text:style-name="DateStyle">Agosto 2022 – Presente</text:p>
      <text:p text:style-name="Bullet">• Diseño, creación y administración de clústeres Kubernetes productivos multi-ambiente (on-premise y AWS EKS), usando Debian, containerd, kubeadm y CAPI.</text:p>
      <text:p text:style-name="Bullet">• Implementación del ecosistema completo: Calico, Ingress Nginx, cert-manager, MetalLB, Longhorn, Vault Operator, MinIO, Velero, Promtail, Loki, Prometheus, Grafana, Capsule, kube-vip, CNPG (PostgreSQL), Falco, ValidationAdmissionPolicy, etcd.</text:p>
      <text:p text:style-name="Bullet">• Despliegue y mantenimiento de aplicaciones PHP/Apache y PostgreSQL en múltiples namespaces con políticas de seguridad y RBAC avanzado.</text:p>
      <text:p text:style-name="Bullet">• Implementación de GitOps con Argo CD para gestión de configuraciones y despliegues automáticos.</text:p>
      <text:p text:style-name="Bullet">• Almacenamiento distribuido con Longhorn: configuración de réplicas, snapshots, backups y recuperación ante desastres.</text:p>
      <text:p text:style-name="Bullet">• Object storage con MinIO para documentos, archivos de aplicaciones y backups de base de datos.</text:p>
      <text:p text:style-name="Bullet">• Disaster recovery con Velero: backups y restauración de clústeres Kubernetes completos.</text:p>
      <text:p text:style-name="Bullet">• Gestión de secretos centralizada con Vault y Vault Operator, incluyendo rotación automática de credenciales.</text:p>
      <text:p text:style-name="Bullet">• Bases de datos PostgreSQL cloud-native con CNPG (CloudNativePG): HA, backups contínuos, failover automático.</text:p>
      <text:p text:style-name="Bullet">• Observabilidad completa: métricas con Prometheus, logs centralizados con Loki/Promtail, dashboards en Grafana, alertas inteligentes.</text:p>
      <text:p text:style-name="Bullet">• Monitoreo de seguridad runtime con Falco para detección de anomalías y threats.</text:p>
      <text:p text:style-name="Bullet">• Policies de admisión avanzadas con ValidationAdmissionPolicy para gobernar despliegues.</text:p>
      <text:p text:style-name="Bullet">• Automatización con Ansible, Salt y Terraform para infraestructura y configuraciones.</text:p>
      <text:p text:style-name="Bullet">• Administración de infraestructura virtualizada sobre Proxmox con orquestación de clústeres.</text:p>
      <text:p text:style-name="Bullet">• Optimización de pipelines CI/CD en GitLab: diseño de runners, estrategias de seguridad, flujos de despliegue multi-entorno.</text:p>
      <text:p text:style-name="Bullet">• Disertante en eventos anuales del SIU: Charlas de café — Experiencias y Recomendaciones en Kubernetes (2023, 2024) y Seguridad en Kubernetes — Taller SIU 2024.</text:p>
      <text:p text:style-name="Bullet">• Co-diseño del curso oficial de Kubernetes dictado para universidades nacionales (RIU): contenido actualizado con mejores prácticas productivas.</text:p>
      <text:p/>
      <text:p text:style-name="JobTitle">Universidad Nacional de San Juan</text:p>
      <text:p text:style-name="Company">SysAdmin</text:p>
      <text:p text:style-name="DateStyle">Agosto 2017 – Presente</text:p>
      <text:p text:style-name="Bullet">• Administración de servidores Linux y servicios institucionales.</text:p>
      <text:p text:style-name="Bullet">• Migración progresiva de aplicaciones internas hacia contenedores y Kubernetes.</text:p>
      <text:p text:style-name="Bullet">• Mantenimiento de servicios web, bases de datos y sistemas críticos.</text:p>
      <text:p text:style-name="Bullet">• Automatización de tareas de infraestructura con herramientas de IaC.</text:p>
      <text:p/>
      <text:p text:style-name="JobTitle">Profesor Universitario – UNSJ</text:p>
      <text:p text:style-name="Company">Jefe de Trabajos Prácticos (JTP)</text:p>
      <text:p text:style-name="DateStyle">Marzo 2012 – Agosto 2022</text:p>
      <text:p text:style-name="Bullet">• Docente en Programación Procedural (C) y Aseguramiento de la Calidad de Software.</text:p>
      <text:p text:style-name="Bullet">• Diseño de material, prácticas, evaluaciones y tutorías.</text:p>
      <text:p/>
      <text:p text:style-name="JobTitle">ZettaBox – Praga, República Checa</text:p>
      <text:p text:style-name="Company">Software QA Engineer</text:p>
      <text:p text:style-name="DateStyle">Noviembre 2016 – Abril 2017</text:p>
      <text:p text:style-name="Bullet">• Testing manual y automático en aplicaciones web/móviles.</text:p>
      <text:p text:style-name="Bullet">• Diseño de casos de prueba y reporte de defectos.</text:p>
      <text:p/>
      <text:p text:style-name="JobTitle">Instituto Nacional de Prevención Sísmica (INPRES)</text:p>
      <text:p text:style-name="Company">Pasantía – Infraestructura Web</text:p>
      <text:p text:style-name="DateStyle">2015 – 2016</text:p>
      <text:p text:style-name="Bullet">• Rediseño y optimización de infraestructura web.</text:p>
      <text:p text:style-name="Bullet">• Proyecto final de carrera.</text:p>
      <text:p/>
      <text:p text:style-name="Section">FORMACIÓN Y CURSOS DICTADOS</text:p>
      <text:p text:style-name="JobTitle">Docente – Curso para Universidades Nacionales (RIU)</text:p>
      <text:p text:style-name="Company">"Kubernetes productivo: Despliegue y Administración"</text:p>
      <text:p text:style-name="DateStyle">Ediciones: 2023 y 2024  |  Duración: 32 horas  |  Rol: Docente y coautor</text:p>
      <text:p text:style-name="Bullet">• Arquitectura de Kubernetes y componentes core</text:p>
      <text:p text:style-name="Bullet">• Clúster productivo, alta disponibilidad (HA) y networking</text:p>
      <text:p text:style-name="Bullet">• Manifiestos YAML, Helm, Kustomize, GitOps</text:p>
      <text:p text:style-name="Bullet">• PV/PVC/StorageClass con Longhorn</text:p>
      <text:p text:style-name="Bullet">• Observabilidad: Prometheus, Grafana, Loki</text:p>
      <text:p text:style-name="Bullet">• Vault, Capsule y políticas avanzadas de seguridad</text:p>
      <text:p text:style-name="Bullet">• Backup, recuperación y disaster recovery con Velero</text:p>
      <text:p text:style-name="Bullet">• MinIO para object storage</text:p>
      <text:p text:style-name="Bullet">• PostgreSQL cloud-native con CNPG</text:p>
      <text:p text:style-name="Bullet">• Troubleshooting y best practices</text:p>
      <text:p/>
      <text:p text:style-name="Section">CHARLAS Y DISERTACIONES</text:p>
      <text:p text:style-name="JobTitle">Talleres Anuales del SIU</text:p>
      <text:p text:style-name="Bullet">• Seguridad en Kubernetes (2024) — Co-disertante</text:p>
      <text:p text:style-name="Bullet">• Charlas de café: Kubernetes – Experiencias y Recomendaciones (2023–2024)</text:p>
      <text:p text:style-name="Normal">Temáticas: Seguridad en infraestructura, API Server y RBAC, Validating Admission Policies, Gestión de secretos con Vault, Uso avanzado de Capsule, Despliegue con Helm, GitOps, Longhorn para almacenamiento persistente, Disaster recovery, ecosistema SIU, Monitoreo avanzado y troubleshooting.</text:p>
      <text:p/>
      <text:p text:style-name="Section">HABILIDADES TÉCNICAS</text:p>
      <text:p text:style-name="JobTitle">Sistemas e Infraestructura</text:p>
      <text:p text:style-name="Skill">Linux (Debian/Ubuntu), Proxmox VE, redes, bonding, VLAN, firewalling, almacenamiento distribuido, alta disponibilidad, disaster recovery.</text:p>
      <text:p/>
      <text:p text:style-name="JobTitle">Contenedores y Orquestación</text:p>
      <text:p text:style-name="Skill">Kubernetes (kubeadm, CAPI, EKS), containerd, Docker, Helm, Kustomize, Lens/OpenLens, Ingress Nginx, cert-manager, Calico, MetalLB, Capsule, kube-vip.</text:p>
      <text:p/>
      <text:p text:style-name="JobTitle">Almacenamiento y Persistencia</text:p>
      <text:p text:style-name="Skill">Longhorn (snapshots, backups, replicación), MinIO (object storage S3-compatible), Velero (backup/restore de clústeres), etcd management, PersistentVolumes.</text:p>
      <text:p/>
      <text:p text:style-name="JobTitle">Bases de Datos</text:p>
      <text:p text:style-name="Skill">PostgreSQL (instalación, tuning, replicación), CNPG (CloudNativePG) para HA cloud-native en Kubernetes, backup y recovery.</text:p>
      <text:p/>
      <text:p text:style-name="JobTitle">Secretos y Seguridad</text:p>
      <text:p text:style-name="Skill">Vault (gestión centralizada de secretos, rotación automática), Vault Operator, RBAC avanzado, ValidationAdmissionPolicy, Falco (runtime security), sealed-secrets.</text:p>
      <text:p/>
      <text:p text:style-name="JobTitle">CI/CD y GitLab</text:p>
      <text:p text:style-name="Skill">Administración de GitLab (runners, permisos, grupos, proyectos), diseño de pipelines CI/CD para aplicaciones PHP, Python y contenedores, integración con Argo CD para flujos GitOps.</text:p>
      <text:p/>
      <text:p text:style-name="JobTitle">Automatización e IaC</text:p>
      <text:p text:style-name="Skill">Ansible (playbooks, roles, complex orchestration), Terraform (Proxmox, AWS, Kubernetes), Salt, Bash, Python, CAPI (Cluster API).</text:p>
      <text:p/>
      <text:p text:style-name="JobTitle">Observabilidad</text:p>
      <text:p text:style-name="Skill">Prometheus, Alertmanager, Grafana (dashboards avanzados), Loki (log aggregation), Promtail (log shipping), kube-state-metrics.</text:p>
      <text:p/>
      <text:p text:style-name="Section">IDIOMAS</text:p>
      <text:p text:style-name="Bullet">• Español: Nativo</text:p>
      <text:p text:style-name="Bullet">• Inglés: Avanzado – Profesional</text:p>
      <text:p/>
      <text:p text:style-name="Section">OTRAS ACTIVIDADES</text:p>
      <text:p text:style-name="Bullet">• Formador técnico en cursos internos del SIU sobre Kubernetes, seguridad y operación de infraestructura.</text:p>
      <text:p text:style-name="Bullet">• Autor de documentación oficial de Kubernetes para el ecosistema SIU (README, runbooks, troubleshooting guides).</text:p>
      <text:p text:style-name="Bullet">• Implementación de prácticas de seguridad, backups, replicación y redundancia para servicios críticos.</text:p>
      <text:p text:style-name="Bullet">• Mantenimiento y actualización de clústeres Kubernetes de múltiples ambientes (desarrollo, devops, producción).</text:p>
      <text:p text:style-name="Bullet">• Contribuciones a proyectos internos del SIU relacionados con infraestructura cloud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Name" style:family="paragraph" style:display-name="Name">
      <style:paragraph-properties fo:text-align="center" fo:margin-bottom="0.2cm"/>
      <style:text-properties fo:font-size="24pt" fo:font-weight="bold" fo:color="#1a5490"/>
    </style:style>
    <style:style style:name="Subtitle" style:family="paragraph" style:display-name="Subtitle">
      <style:paragraph-properties fo:text-align="center" fo:margin-bottom="0.3cm"/>
      <style:text-properties fo:font-size="14pt" fo:color="#4a4a4a" fo:font-style="italic"/>
    </style:style>
    <style:style style:name="Contact" style:family="paragraph" style:display-name="Contact">
      <style:paragraph-properties fo:text-align="center" fo:margin-bottom="0.5cm"/>
      <style:text-properties fo:font-size="10pt" fo:color="#333333"/>
    </style:style>
    <style:style style:name="Section" style:family="paragraph" style:display-name="Section">
      <style:paragraph-properties fo:margin-top="0.4cm" fo:margin-bottom="0.2cm" style:border-line-width-bottom="0.05cm" fo:border-left="none" fo:border-right="none" fo:border-top="none" fo:border-bottom="0.05cm solid #1a5490" fo:padding-bottom="0.1cm"/>
      <style:text-properties fo:font-size="14pt" fo:font-weight="bold" fo:color="#1a5490"/>
    </style:style>
    <style:style style:name="JobTitle" style:family="paragraph" style:display-name="JobTitle">
      <style:paragraph-properties fo:margin-bottom="0.05cm" fo:margin-top="0.2cm"/>
      <style:text-properties fo:font-size="11pt" fo:font-weight="bold" fo:color="#2c5282"/>
    </style:style>
    <style:style style:name="Company" style:family="paragraph" style:display-name="Company">
      <style:paragraph-properties fo:margin-bottom="0.05cm"/>
      <style:text-properties fo:font-size="10pt" fo:font-style="italic" fo:color="#4a4a4a"/>
    </style:style>
    <style:style style:name="DateStyle" style:family="paragraph" style:display-name="DateStyle">
      <style:paragraph-properties fo:margin-bottom="0.2cm"/>
      <style:text-properties fo:font-size="9pt" fo:color="#666666"/>
    </style:style>
    <style:style style:name="Normal" style:family="paragraph" style:display-name="Normal">
      <style:paragraph-properties fo:margin-bottom="0.15cm" fo:text-align="justify"/>
      <style:text-properties fo:font-size="10pt" fo:color="#333333"/>
    </style:style>
    <style:style style:name="Bullet" style:family="paragraph" style:display-name="Bullet">
      <style:paragraph-properties fo:margin-left="0.5cm" fo:margin-bottom="0.1cm"/>
      <style:text-properties fo:font-size="10pt" fo:color="#333333"/>
    </style:style>
    <style:style style:name="Skill" style:family="paragraph" style:display-name="Skill">
      <style:paragraph-properties fo:margin-left="0.3cm" fo:margin-bottom="0.1cm"/>
      <style:text-properties fo:font-size="10pt" fo:color="#333333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